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  <style:text-properties style:font-name="Courier New" style:font-name-asian="Courier New" style:font-name-complex="Courier New" style:use-window-font-color="true" fo:font-size="11pt" style:font-size-asian="11pt" fo:language="en" fo:country="US"/>
    </style:style>
    <style:style style:name="P2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en" fo:country="US"/>
    </style:style>
    <style:style style:name="P3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en" fo:country="US"/>
    </style:style>
    <style:style style:name="P4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en" fo:country="US"/>
    </style:style>
    <style:style style:name="P5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en" fo:country="US"/>
    </style:style>
    <style:style style:name="P6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en" fo:country="US"/>
    </style:style>
    <style:style style:name="P7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en" fo:country="US"/>
    </style:style>
    <style:style style:name="P8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9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0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1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12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13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14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5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6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17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18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9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20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21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22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T23" style:parent-style-name="Absatz-Standardschriftart" style:family="text">
      <style:text-properties style:font-name="Courier New" style:font-name-asian="Courier New" style:font-name-complex="Courier New" style:use-window-font-color="true" fo:font-size="11pt" style:font-size-asian="11pt"/>
    </style:style>
    <style:style style:name="T24" style:parent-style-name="Absatz-Standardschriftart" style:family="text">
      <style:text-properties style:font-name="Courier New" style:font-name-asian="Courier New" style:font-name-complex="Courier New" style:use-window-font-color="true" fo:font-size="11pt" style:font-size-asian="11pt"/>
    </style:style>
    <style:style style:name="T25" style:parent-style-name="Absatz-Standardschriftart" style:family="text">
      <style:text-properties style:font-name="Courier New" style:font-name-asian="Courier New" style:font-name-complex="Courier New" fo:color="#00B050" fo:font-size="11pt" style:font-size-asian="11pt"/>
    </style:style>
    <style:style style:name="T26" style:parent-style-name="Absatz-Standardschriftart" style:family="text">
      <style:text-properties style:font-name="Courier New" style:font-name-asian="Courier New" style:font-name-complex="Courier New" style:use-window-font-color="true" fo:font-size="11pt" style:font-size-asian="11pt"/>
    </style:style>
    <style:style style:name="T27" style:parent-style-name="Absatz-Standardschriftart" style:family="text">
      <style:text-properties style:font-name="Courier New" style:font-name-asian="Courier New" style:font-name-complex="Courier New" style:use-window-font-color="true" fo:font-size="11pt" style:font-size-asian="11pt"/>
    </style:style>
    <style:style style:name="T28" style:parent-style-name="Absatz-Standardschriftart" style:family="text">
      <style:text-properties style:font-name="Courier New" style:font-name-asian="Courier New" style:font-name-complex="Courier New" fo:color="#00B050" fo:font-size="11pt" style:font-size-asian="11pt"/>
    </style:style>
    <style:style style:name="P29" style:parent-style-name="Standard" style:family="paragraph">
      <style:text-properties style:font-name="Courier New" style:font-name-asian="Courier New" style:font-name-complex="Courier New" fo:color="#00AE00" fo:font-size="11pt" style:font-size-asian="11pt"/>
    </style:style>
    <style:style style:name="P30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31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32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3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4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35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36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7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8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9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40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41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42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43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44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45" style:parent-style-name="Standard" style:family="paragraph">
      <style:text-properties style:font-name="Courier New" style:font-name-asian="Courier New" style:font-name-complex="Courier New" fo:color="#00AE00" fo:font-size="11pt" style:font-size-asian="11pt"/>
    </style:style>
    <style:style style:name="P46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47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48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49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T50" style:parent-style-name="Absatz-Standardschriftart" style:family="text">
      <style:text-properties style:font-name="Courier New" style:font-name-asian="Courier New" style:font-name-complex="Courier New" fo:color="#00AE00" fo:font-size="11pt" style:font-size-asian="11pt"/>
    </style:style>
    <style:style style:name="T51" style:parent-style-name="Absatz-Standardschriftart" style:family="text">
      <style:text-properties style:font-name="Courier New" style:font-name-asian="Courier New" style:font-name-complex="Courier New" fo:color="#00AE00" fo:font-size="11pt" style:font-size-asian="11pt"/>
    </style:style>
    <style:style style:name="T52" style:parent-style-name="Absatz-Standardschriftart" style:family="text">
      <style:text-properties style:font-name="Courier New" style:font-name-asian="Courier New" style:font-name-complex="Courier New" fo:color="#00AE00" fo:font-size="11pt" style:font-size-asian="11pt"/>
    </style:style>
    <style:style style:name="P53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54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55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56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57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58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59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60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1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2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3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4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5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6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7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68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T69" style:parent-style-name="Absatz-Standardschriftart" style:family="text">
      <style:text-properties style:font-name="Courier New" style:font-name-asian="Courier New" style:font-name-complex="Courier New" fo:color="#00B050" fo:font-size="11pt" style:font-size-asian="11pt"/>
    </style:style>
    <style:style style:name="T70" style:parent-style-name="Absatz-Standardschriftart" style:family="text">
      <style:text-properties style:font-name="Courier New" style:font-name-asian="Courier New" style:font-name-complex="Courier New" fo:color="#00B050" fo:font-size="11pt" style:font-size-asian="11pt"/>
    </style:style>
  </office:automatic-styles>
  <office:body>
    <office:text text:use-soft-page-breaks="true">
      <text:list text:style-name="LFO1" text:continue-numbering="true">
        <text:list-item>
          <text:p text:style-name="P1">deathboxes and particles for danger zones</text:p>
        </text:list-item>
      </text:list>
      <text:p text:style-name="P2"><?opendocument cursor-position?></text:p>
      <text:p text:style-name="P3"/>
      <text:p text:style-name="P4"/>
      <text:p text:style-name="P5">T - Tiare</text:p>
      <text:p text:style-name="P6">A - Andreas</text:p>
      <text:p text:style-name="P7">H - Hannes</text:p>
      <text:p text:style-name="P8">B - Ben</text:p>
      <text:p text:style-name="P9"/>
      <text:p text:style-name="P10">Respawn----------------------------------------------------T</text:p>
      <text:p text:style-name="P11">-<text:tab/>immer am Level-Anfang, Level in Originalzustand</text:p>
      <text:p text:style-name="P12">-<text:tab/>Respawn auch auf<text:s/>Spieler-Wunsch mit Taste R</text:p>
      <text:p text:style-name="P13">-<text:tab/>Levelende nicht direkt mit Neustart</text:p>
      <text:p text:style-name="P14"/>
      <text:p text:style-name="P15">HUD--------------------------------------------------------A</text:p>
      <text:p text:style-name="P16">-<text:tab/>Zeit des aktuellen Versuchs anzeigen DONE</text:p>
      <text:p text:style-name="P17">-<text:tab/>Anzahl der Versuche (d.h. Respawns) fürs Level</text:p>
      <text:p text:style-name="P18"/>
      <text:p text:style-name="P19">Spieler----------------------------------------------------B</text:p>
      <text:p text:style-name="P20">-<text:tab/>Kugel</text:p>
      <text:p text:style-name="P21">-<text:tab/>Farbe zeigt Element an</text:p>
      <text:p text:style-name="P22">-<text:tab/>Augen auf die Kugel wegen der Richtung</text:p>
      <text:p text:style-name="Standard"><text:span text:style-name="T23">-<text:s/></text:span><text:span text:style-name="T24"><text:tab/></text:span><text:span text:style-name="T25">Springen auf Pfeil-Hoch-Taste-------------------------T <text:s text:c="18"/></text:span></text:p>
      <text:p text:style-name="Standard"><text:span text:style-name="T26">-</text:span><text:span text:style-name="T27"><text:tab/></text:span><text:span text:style-name="T28">Rückwechsel in neutralen Zustand mit Strg-------------H</text:span></text:p>
      <text:p text:style-name="P29">-<text:tab/>Schießen mit<text:s/>Leertaste--------------------------------T</text:p>
      <text:p text:style-name="P30"/>
      <text:p text:style-name="P31">Abgelegte Zustände-----------------------------------------A</text:p>
      <text:p text:style-name="P32">-<text:tab/>fallen runter</text:p>
      <text:p text:style-name="P33">-<text:tab/>sind aufsammelbar</text:p>
      <text:p text:style-name="P34"><text:s/></text:p>
      <text:p text:style-name="P35">Spieler-Bewegung-------------------------------------------T</text:p>
      <text:p text:style-name="P36">-<text:tab/>Bewegungsrichtung steuern im freien Fall</text:p>
      <text:p text:style-name="P37">-<text:tab/>Bewegungsrichtung steuern/ändern im Sprung</text:p>
      <text:p text:style-name="P38">-<text:tab/>kein komisches Abrutschen an Ecken</text:p>
      <text:p text:style-name="P39">-<text:tab/>kein Schlittern, wenn man präzise landet</text:p>
      <text:p text:style-name="P40">-<text:tab/>VIEL Fine-Tuning!</text:p>
      <text:p text:style-name="P41">-<text:tab/>etwas bessere Kamera</text:p>
      <text:p text:style-name="P42"/>
      <text:p text:style-name="P43">Element-Bewegung-------------------------------------------T</text:p>
      <text:p text:style-name="P44">-<text:tab/>Luft darf nur aufwärts ?????????????</text:p>
      <text:p text:style-name="P45">-<text:tab/>Erde kann fast nicht springen----------------------H</text:p>
      <text:p text:style-name="P46">-<text:tab/>Wasser rutscht abhänge runter</text:p>
      <text:p text:style-name="P47"/>
      <text:p text:style-name="P48">Schüsse----------------------------------------------------H</text:p>
      <text:p text:style-name="P49">- <text:s text:c="7"/>eigenschaften der schüsse festlegen ------------ Group</text:p>
      <text:p text:style-name="Standard"><text:span text:style-name="T50">-</text:span><text:span text:style-name="T51"><text:tab/>Erde und vielleicht noch mehr -------</text:span><text:span text:style-name="T52">--------------H</text:span></text:p>
      <text:p text:style-name="P53"/>
      <text:p text:style-name="P54">Level-Elemente</text:p>
      <text:p text:style-name="P55">-<text:tab/>Holz-Boden--------------------------------------------H</text:p>
      <text:p text:style-name="P56">-<text:tab/>Stacheln(momentan bei normalzustand aktiv)------------H</text:p>
      <text:p text:style-name="P57">-<text:tab/>Gitter------------------------------------------------A</text:p>
      <text:p text:style-name="P58"><text:tab/>(Luft und Wasser können passieren) DONE</text:p>
      <text:p text:style-name="P59">-<text:tab/>Feuerwand+(Wasser tötet Feuer;Feuer läuft durch)------H</text:p>
      <text:p text:style-name="P60">-<text:tab/>Wasser-Sauger im Rohr---------------------------------H</text:p>
      <text:p text:style-name="P61">-<text:tab/>Ventilator--------------------------------------------T</text:p>
      <text:p text:style-name="P62"><text:tab/>(Feuer stirbt, Luft wird verschoben)</text:p>
      <text:p text:style-name="P63">-<text:tab/>Aufzüge/bewegliche Plattformen?</text:p>
      <text:p text:style-name="P64">-<text:tab/>Falltüren/Tore / Hebel?</text:p>
      <text:soft-page-break/>
      <text:p text:style-name="P65">-<text:tab/>Trampolin?</text:p>
      <text:p text:style-name="P66">-<text:tab/>Teleporter?</text:p>
      <text:p text:style-name="P67"/>
      <text:p text:style-name="P68">Feinde</text:p>
      <text:p text:style-name="Standard"><text:span text:style-name="T69">-</text:span><text:span text:style-name="T70"><text:tab/>Hin- und Herlaufende Feinde---------------------------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de" style:country-asian="AT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asian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Tiare</dc:creator>
    <meta:creation-date>2012-05-20T16:14:00Z</meta:creation-date>
    <dc:date>2012-05-23T11:18:00Z</dc:date>
    <meta:template xlink:href="Normal.dotm" xlink:type="simple"/>
    <meta:editing-cycles>7</meta:editing-cycles>
    <meta:editing-duration>PT0S</meta:editing-duration>
    <meta:document-statistic meta:page-count="2" meta:paragraph-count="4" meta:word-count="288" meta:character-count="2100" meta:row-count="15" meta:non-whitespace-character-count="1816"/>
  </office:meta>
</office:document-meta>
</file>